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C5000000E4B6C435A4.png" manifest:media-type=""/>
  <manifest:file-entry manifest:full-path="Pictures/10000000000000C1000000E3FAA0AE9E.png" manifest:media-type=""/>
  <manifest:file-entry manifest:full-path="Pictures/10000000000000C4000000E3E38823D9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settings.xml" manifest:media-type="text/xml"/>
  <manifest:file-entry manifest:full-path="ObjectReplacements/Object 1" manifest:media-type="application/x-openoffice-bitmap;windows_formatname=&quot;Bitmap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visible-area-left="0cm" draw:visible-area-top="0cm" draw:visible-area-width="2.893cm" draw:visible-area-height="3.387cm" draw:ole-draw-aspect="1"/>
    </style:style>
    <style:style style:name="gr3" style:family="graphic" style:parent-style-name="standard">
      <style:graphic-properties draw:stroke="none" svg:stroke-color="#000000" draw:fill="none" draw:fill-color="#ffffff" fo:min-height="0.004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896cm" svg:height="3.378cm" svg:x="3.788cm" svg:y="0.188cm">
          <draw:image xlink:href="Pictures/10000000000000C4000000E3E38823D9.png" xlink:type="simple" xlink:show="embed" xlink:actuate="onLoad">
            <text:p/>
          </draw:image>
        </draw:frame>
        <draw:frame draw:style-name="gr2" draw:text-style-name="P1" draw:layer="layout" svg:width="2.892cm" svg:height="3.386cm" svg:x="0.076cm" svg:y="0.188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2.896cm" svg:height="3.378cm" svg:x="0.102cm" svg:y="4.088cm">
          <draw:image xlink:href="Pictures/10000000000000C1000000E3FAA0AE9E.png" xlink:type="simple" xlink:show="embed" xlink:actuate="onLoad">
            <text:p/>
          </draw:image>
        </draw:frame>
        <draw:frame draw:style-name="gr1" draw:text-style-name="P1" draw:layer="layout" svg:width="2.896cm" svg:height="3.378cm" svg:x="3.816cm" svg:y="4.088cm">
          <draw:image xlink:href="Pictures/10000000000000C5000000E4B6C435A4.png" xlink:type="simple" xlink:show="embed" xlink:actuate="onLoad">
            <text:p/>
          </draw:image>
        </draw:frame>
        <draw:frame draw:style-name="gr3" draw:text-style-name="P2" draw:layer="layout" svg:width="1.143cm" svg:height="0.645cm" svg:x="2.794cm" svg:y="3.023cm">
          <draw:text-box>
            <text:p text:style-name="P2"><text:span text:style-name="T1">(a)</text:span></text:p>
          </draw:text-box>
        </draw:frame>
        <draw:frame draw:style-name="gr3" draw:text-style-name="P2" draw:layer="layout" svg:width="1.143cm" svg:height="0.645cm" svg:x="6.502cm" svg:y="3.023cm">
          <draw:text-box>
            <text:p text:style-name="P2"><text:span text:style-name="T1">(b)</text:span></text:p>
          </draw:text-box>
        </draw:frame>
        <draw:frame draw:style-name="gr3" draw:text-style-name="P2" draw:layer="layout" svg:width="1.143cm" svg:height="0.645cm" svg:x="2.794cm" svg:y="6.924cm">
          <draw:text-box>
            <text:p text:style-name="P2"><text:span text:style-name="T1">(c)</text:span></text:p>
          </draw:text-box>
        </draw:frame>
        <draw:frame draw:style-name="gr3" draw:text-style-name="P2" draw:layer="layout" svg:width="1.143cm" svg:height="0.645cm" svg:x="6.502cm" svg:y="6.924cm">
          <draw:text-box>
            <text:p text:style-name="P2"><text:span text:style-name="T1">(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7.366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Filho</meta:initial-creator>
    <meta:creation-date>2013-11-17T18:56:31</meta:creation-date>
    <dc:date>2013-11-17T19:04:22</dc:date>
    <dc:creator>Helio Filho</dc:creator>
    <meta:editing-duration>P0D</meta:editing-duration>
    <meta:editing-cycles>1</meta:editing-cycles>
    <meta:document-statistic meta:object-count="8"/>
    <meta:generator>LibreOffice/4.0.2.2$Linux_X86_64 LibreOffice_project/400m0$Build-2</meta:generator>
  </office:meta>
</office:document-meta>
</file>